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state_name</text:p>
          </table:table-cell>
          <table:table-cell table:style-name="ce1" office:value-type="string" calcext:value-type="string">
            <text:p>state_abbr</text:p>
          </table:table-cell>
          <table:table-cell table:style-name="ce1" office:value-type="string" calcext:value-type="string">
            <text:p>total_e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N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J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NM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RI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SC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WV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table:formula="of:=SUM([.D2:.D52])" office:value-type="float" office:value="538" calcext:value-type="float">
            <text:p>538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22:52:55.001174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2T18:45:30.354604296</meta:creation-date>
    <dc:date>2020-11-02T23:00:37.018820944</dc:date>
    <meta:editing-duration>PT16M38S</meta:editing-duration>
    <meta:editing-cycles>3</meta:editing-cycles>
    <meta:generator>LibreOffice/7.0.1.2$Linux_X86_64 LibreOffice_project/00$Build-2</meta:generator>
    <meta:document-statistic meta:table-count="1" meta:cell-count="211" meta:object-count="0"/>
  </office:meta>
</office:document-meta>
</file>